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style:font-weight-asian="bold" style:font-weight-complex="bold"/>
    </style:style>
    <style:style style:name="P2" style:family="paragraph" style:parent-style-name="Standard">
      <style:text-properties style:font-name="Liberation Serif" fo:font-weight="bold" officeooo:paragraph-rsid="00232886" style:font-weight-asian="bold" style:font-weight-complex="bold"/>
    </style:style>
    <style:style style:name="P3" style:family="paragraph" style:parent-style-name="Standard">
      <style:text-properties style:font-name="Liberation Serif" fo:font-weight="normal" officeooo:rsid="0025f168" officeooo:paragraph-rsid="0025f168" style:font-weight-asian="normal" style:font-weight-complex="normal"/>
    </style:style>
    <style:style style:name="P4" style:family="paragraph" style:parent-style-name="Standard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Serif" fo:font-size="10pt" fo:font-weight="normal" officeooo:rsid="00232886" officeooo:paragraph-rsid="00232886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Serif" fo:font-size="10pt" fo:font-weight="normal" officeooo:rsid="00232886" officeooo:paragraph-rsid="002a68fd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Liberation Serif" fo:font-size="10pt" fo:font-weight="normal" officeooo:paragraph-rsid="0014b178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Serif" fo:font-size="10pt" fo:font-weight="bold" officeooo:paragraph-rsid="002a68f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Liberation Serif" fo:font-size="10pt" fo:font-style="normal" fo:font-weight="normal" officeooo:paragraph-rsid="002a68f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Liberation Serif" fo:font-size="10pt" fo:font-style="normal" fo:font-weight="normal" officeooo:paragraph-rsid="0023288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Liberation Serif" fo:font-size="10pt" fo:font-style="normal" fo:font-weight="normal" officeooo:paragraph-rsid="0020b149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paragraph-rsid="00232886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paragraph-rsid="00232886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paragraph-rsid="0014b17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ize="10pt" fo:font-weight="bold" officeooo:paragraph-rsid="00300ef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Liberation Serif" fo:font-size="10pt" fo:font-weight="bold" officeooo:paragraph-rsid="00232886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Liberation Serif" fo:font-size="10pt" fo:font-weight="normal" officeooo:rsid="00232886" officeooo:paragraph-rsid="002a68fd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Serif" fo:font-size="12pt" fo:font-weight="bold" officeooo:paragraph-rsid="00300ef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2886" style:font-weight-asian="normal" style:font-weight-complex="normal"/>
    </style:style>
    <style:style style:name="T3" style:family="text">
      <style:text-properties fo:font-weight="normal" officeooo:rsid="00300efd" style:font-weight-asian="normal" style:font-weight-complex="normal"/>
    </style:style>
    <style:style style:name="T4" style:family="text">
      <style:text-properties fo:font-weight="normal" officeooo:rsid="002a68fd" style:font-weight-asian="normal" style:font-weight-complex="normal"/>
    </style:style>
    <style:style style:name="T5" style:family="text">
      <style:text-properties fo:font-weight="normal" officeooo:rsid="002da1f2" style:font-weight-asian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4b178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230e90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a68fd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da1f2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32886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300efd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32886" style:font-size-asian="8.75pt" style:font-weight-asian="normal" style:font-size-complex="10pt" style:font-weight-complex="normal"/>
    </style:style>
    <style:style style:name="T14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fo:font-weight="normal" officeooo:rsid="0014b178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italic" fo:font-weight="normal" officeooo:rsid="00232886" style:font-size-asian="8.75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fo:font-style="normal" fo:font-weight="normal" officeooo:rsid="0014b178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font-style="normal" fo:font-weight="normal" officeooo:rsid="00232886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fo:font-style="normal" fo:font-weight="normal" officeooo:rsid="0025f85d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font-style="normal" fo:font-weight="normal" officeooo:rsid="00232886" style:font-size-asian="8.75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fo:font-style="normal" fo:font-weight="normal" officeooo:rsid="002bbdff" style:font-size-asian="8.75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officeooo:rsid="002a68fd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32886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00efd" style:font-style-asian="italic" style:font-weight-asian="normal" style:font-style-complex="italic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officeooo:rsid="002a68f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da1f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3288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bbdf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00efd" style:font-style-asian="normal" style:font-weight-asian="normal" style:font-style-complex="normal" style:font-weight-complex="normal"/>
    </style:style>
    <style:style style:name="T33" style:family="text">
      <style:text-properties officeooo:rsid="0015f166"/>
    </style:style>
    <style:style style:name="T34" style:family="text">
      <style:text-properties officeooo:rsid="00232886"/>
    </style:style>
    <style:style style:name="T35" style:family="text">
      <style:text-properties officeooo:rsid="002499d0"/>
    </style:style>
    <style:style style:name="T36" style:family="text">
      <style:text-properties officeooo:rsid="0025f168"/>
    </style:style>
    <style:style style:name="T37" style:family="text">
      <style:text-properties officeooo:rsid="00287ea9"/>
    </style:style>
    <style:style style:name="T38" style:family="text">
      <style:text-properties officeooo:rsid="002a68fd"/>
    </style:style>
    <style:style style:name="T39" style:family="text">
      <style:text-properties officeooo:rsid="002bbd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n Clancy</text:p>
      <text:p text:style-name="P3">Assistant Professor of Philosophy, East China Normal University</text:p>
      <text:p text:style-name="P2"><text:tab/><text:span text:style-name="T11">+86 156 1890 7142</text:span><text:span text:style-name="T6"> | </text:span><text:span text:style-name="T11">clancy.philosophy@gmail.com</text:span></text:p>
      <text:p text:style-name="P2"><text:span text:style-name="T11"><text:tab/>500 Dongchuan Rd.</text:span><text:span text:style-name="T6">, </text:span><text:span text:style-name="T11">Minhang District, Shanghai, China 200241</text:span></text:p>
      <text:p text:style-name="P5"><text:tab/></text:p>
      <text:p text:style-name="P4">Areas of Specialization:<text:tab/>Normative Ethics, Moral Responsibility, <text:span text:style-name="T36">Virtue</text:span></text:p>
      <text:p text:style-name="P4">Areas of Competence: <text:tab/>Free Will, Applied Ethics (esp. <text:span text:style-name="T36">Ethics of Human Enhancement</text:span>)</text:p>
      <text:p text:style-name="P13"/>
      <text:p text:style-name="P15">Education</text:p>
      <text:p text:style-name="P17"><text:span text:style-name="T1"><text:tab/></text:span><text:span text:style-name="T6">Syracuse University</text:span></text:p>
      <text:p text:style-name="P4"><text:tab/>PhD, Philosophy <text:tab/><text:tab/><text:tab/><text:tab/><text:tab/><text:tab/><text:tab/><text:tab/><text:tab/>2011-201<text:span text:style-name="T33">7</text:span></text:p>
      <text:p text:style-name="P4"/>
      <text:p text:style-name="P4"><text:tab/>University of Maryland</text:p>
      <text:p text:style-name="P4"><text:tab/>MA, Philosophy<text:tab/><text:tab/><text:tab/><text:tab/><text:tab/><text:tab/><text:tab/><text:tab/><text:tab/>2009-2011</text:p>
      <text:p text:style-name="P4"/>
      <text:p text:style-name="P4"><text:tab/>Princeton University</text:p>
      <text:p text:style-name="P4"><text:tab/>BA, Philosophy (<text:span text:style-name="T23">summa cum laude</text:span><text:span text:style-name="T27">)</text:span><text:tab/><text:tab/><text:tab/><text:tab/><text:tab/><text:tab/>2005-2009</text:p>
      <text:p text:style-name="P13"/>
      <text:p text:style-name="P15">Publications</text:p>
      <text:p text:style-name="P24"><text:span text:style-name="T1"><text:tab/></text:span><text:span text:style-name="T12">“Positive and Negative Moral Incompetence”<text:tab/><text:tab/><text:tab/><text:tab/><text:tab/>Forthcoming</text:span></text:p>
      <text:p text:style-name="P21"><text:span text:style-name="T1"><text:tab/></text:span><text:span text:style-name="T26">Journal of Value Inquiry<text:tab/><text:tab/><text:tab/><text:tab/><text:tab/><text:tab/><text:tab/></text:span></text:p>
      <text:p text:style-name="P21"><text:span text:style-name="T1"/></text:p>
      <text:p text:style-name="P21"><text:span text:style-name="T1"><text:tab/>“</text:span><text:span text:style-name="T4">Altruism and Desert”<text:tab/><text:tab/><text:tab/><text:tab/><text:tab/><text:tab/><text:tab/><text:tab/></text:span><text:span text:style-name="T5">2019</text:span></text:p>
      <text:p text:style-name="P8"><text:span text:style-name="T2"><text:tab/></text:span><text:span text:style-name="T24">Utilitas</text:span><text:span text:style-name="T28"> </text:span><text:span text:style-name="T29">31 (3):310-325</text:span></text:p>
      <text:p text:style-name="P6"/>
      <text:p text:style-name="P6"><text:tab/>“Virtue and the Problem of Conceptualization”<text:tab/><text:tab/><text:tab/><text:tab/><text:tab/><text:span text:style-name="T39">2019</text:span></text:p>
      <text:p text:style-name="P22"><text:span text:style-name="T2"><text:tab/></text:span><text:span text:style-name="T25">The Philosophers’ Imprint</text:span><text:span text:style-name="T30"> </text:span><text:span text:style-name="T31">19 (22):1-18</text:span></text:p>
      <text:p text:style-name="P16"><text:tab/></text:p>
      <text:p text:style-name="P18"><text:span text:style-name="T6"><text:tab/>“</text:span><text:span text:style-name="T7">Psychopaths, Ill-Will, and the Wrong-Making Features of Actions” <text:tab/><text:tab/><text:tab/></text:span><text:span text:style-name="T8">2016</text:span></text:p>
      <text:p text:style-name="P19"><text:span text:style-name="T7"><text:tab/></text:span><text:span text:style-name="T15">Ergo</text:span><text:span text:style-name="T18"> </text:span><text:span text:style-name="T19">3 (</text:span><text:span text:style-name="T20">2</text:span><text:span text:style-name="T19">9):755-777</text:span></text:p>
      <text:p text:style-name="P7"/>
      <text:p text:style-name="P7"><text:tab/>“A Strong Compatibilist Account of Settling”<text:tab/><text:tab/><text:tab/><text:tab/><text:tab/>2013</text:p>
      <text:p text:style-name="P17"><text:span text:style-name="T6"><text:tab/></text:span><text:span text:style-name="T14">Inquiry</text:span><text:span text:style-name="T17"> 56 (6):653-665</text:span></text:p>
      <text:p text:style-name="P14"/>
      <text:p text:style-name="P20"><text:span text:style-name="T34">Selected </text:span>Presentations</text:p>
      <text:p text:style-name="P10"><text:tab/>“<text:span text:style-name="T34">Virtue and the Problem of Conceptualization”<text:tab/><text:tab/><text:tab/><text:tab/><text:tab/>2018</text:span></text:p>
      <text:p text:style-name="P11"><text:tab/><text:span text:style-name="T34">World Congress of Philosophy</text:span></text:p>
      <text:p text:style-name="P11"><text:tab/><text:span text:style-name="T34">Beijing, China</text:span></text:p>
      <text:p text:style-name="P11"/>
      <text:p text:style-name="P11"><text:tab/>“<text:span text:style-name="T35">Posthumanism and Anti-Natalism”<text:tab/><text:tab/><text:tab/><text:tab/><text:tab/><text:tab/>2018</text:span></text:p>
      <text:p text:style-name="P11"><text:tab/><text:span text:style-name="T35">International Association for the Philosophy of Death and Dying</text:span></text:p>
      <text:p text:style-name="P11"><text:tab/><text:span text:style-name="T35">Uppsala University, Uppsala, Sweden</text:span></text:p>
      <text:p text:style-name="P12"/>
      <text:p text:style-name="P12"><text:tab/>“<text:span text:style-name="T37">Psychopaths, Ill-Will, and the Wrong-Making Features of Actions”<text:tab/><text:tab/><text:tab/>2017</text:span></text:p>
      <text:p text:style-name="P12"><text:tab/><text:span text:style-name="T37">Mary Hatch Marshall Award Ceremony</text:span></text:p>
      <text:p text:style-name="P12"><text:tab/><text:span text:style-name="T37">Syracuse University, Syracuse, United States</text:span></text:p>
      <text:p text:style-name="P12"/>
      <text:p text:style-name="P12"><text:tab/>“Psychopathy, Responsibility, and Normative Explanation”<text:tab/><text:tab/><text:tab/><text:tab/>2016 </text:p>
      <text:p text:style-name="P9"><text:tab/>Gothenburg Responsibility Conference</text:p>
      <text:p text:style-name="P9"><text:tab/>University of Gothenburg, Gothenburg, Sweden</text:p>
      <text:p text:style-name="P20"/>
      <text:p text:style-name="P9"><text:tab/>“Transhuman Lives and the Critical Level of Well-Being”<text:tab/><text:tab/><text:tab/><text:tab/>2016</text:p>
      <text:p text:style-name="P9"><text:tab/>Interdisciplinary Workshop on Human Enhancement</text:p>
      <text:p text:style-name="P9"><text:tab/>University of Tübingen, Tübingen, Germa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0:56:14.21</meta:creation-date>
    <dc:date>2021-04-17T17:08:30.218000000</dc:date>
    <meta:editing-duration>PT14H9M50S</meta:editing-duration>
    <meta:editing-cycles>32</meta:editing-cycles>
    <meta:generator>LibreOffice/6.2.8.2$Windows_X86_64 LibreOffice_project/f82ddfca21ebc1e222a662a32b25c0c9d20169ee</meta:generator>
    <meta:print-date>2016-09-05T20:35:36.21</meta:print-date>
    <meta:document-statistic meta:table-count="0" meta:image-count="0" meta:object-count="0" meta:page-count="1" meta:paragraph-count="42" meta:word-count="200" meta:character-count="1671" meta:non-whitespace-character-count="1406"/>
  </office:meta>
</office:document-meta>
</file>